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ali sono i livelli del modello TCP/IP? </text:p>
      <text:p text:style-name="Standard"/>
      <text:p text:style-name="Standard">Per semplicità, i 7 livelli del modello ISO-OSI sono stati ridotti a 5, sono stati unificati insieme gli ultimi 3 livelli. Perciò i livelli del modello TCP/IP sono:</text:p>
      <text:p text:style-name="Standard"/>
      <text:p text:style-name="Standard">5) Applicazione </text:p>
      <text:p text:style-name="Standard">4) Trasporto</text:p>
      <text:p text:style-name="Standard">3) Rete</text:p>
      <text:p text:style-name="Standard">2) Data-link</text:p>
      <text:p text:style-name="Standard">1) Fisico </text:p>
      <text:p text:style-name="Standard"/>
      <text:p text:style-name="Standard"/>
      <text:p text:style-name="P1">Descrivere brevemente i protocolli principali di livello 3 (trasporto) del protocollo TCP/IP:</text:p>
      <text:p text:style-name="P1"/>
      <text:p text:style-name="Standard">I principali protocolli di questo livello sono il TCP (Transmission Control Protocol) e UDP (User Datagram Protocol). Il protocollo TCP permette la rilevazione del corretto e ordinato arrivo di tutti i pacchetti, perciò è un protocollo affidabile. Mentre il protocollo UDP non <text:s/>garantisce l'arrivo corretto e ordinato di tutti i pacchetti e quindi non è un protocollo affidabile, ma è molto più veloce rispetto al TCP.</text:p>
      <text:p text:style-name="Standard"/>
      <text:p text:style-name="Standard"/>
      <text:p text:style-name="P1">Descrivi un Datagram Socket.</text:p>
      <text:p text:style-name="P1"/>
      <text:p text:style-name="P2">E' un tipo di Socket supportato dal protocollo UDP, esso infatti non garantisce il corretto arrivo e l'ordine di tutti i pacchetti trasmessi. </text:p>
      <text:p text:style-name="P2">Inoltre non viene stabilita una connessione tra client e server. La comunicazione tra questi avviene tramite uno schema simmetrico, perciò c'è un solo tipo di socket sia per il client che per il server.</text:p>
      <text:p text:style-name="P2"/>
      <text:p text:style-name="P2"/>
      <text:p text:style-name="P1">Descrivi uno Stream Socket.</text:p>
      <text:p text:style-name="Standard"><text:s/></text:p>
      <text:p text:style-name="Standard">E' un tipo di socket supportato dal protocollo TCP, esso infatti garantisce l'arrivo corretto ed ordinato di tutti i dati. </text:p>
      <text:p text:style-name="Standard">La connessione tra client e server avviene tramite due canali distinti: uno per l'input ed uno per l'output.</text:p>
      <text:p text:style-name="Standard">La connessione è stabilita da: indirizzzo ip e porta, sia del client che del server.</text:p>
      <text:p text:style-name="Standard"/>
      <text:p text:style-name="Standard"/>
      <text:p text:style-name="P1">Descrivi la tecnologia packet switching:</text:p>
      <text:p text:style-name="P1"/>
      <text:p text:style-name="P2">Questa tecnologia prevede che un messaggio trasmesso dal mittente al destinatario sia suddiviso in più pacchetti di piccole dimensioni, ogni pacchetto include l'indirizzo del mittente e del destinatario.</text:p>
      <text:p text:style-name="P2">Questo sistema permette anche di gestire efficientemente eventuali malfunzionamenti della rete.</text:p>
      <text:p text:style-name="P2"/>
      <text:p text:style-name="P2"/>
      <text:p text:style-name="P1">Cosa è un protocollo di rete? </text:p>
      <text:p text:style-name="P2"/>
      <text:p text:style-name="P2">E' un insieme di regole ben definite e documentate che consentono la progettazione di apparati di rete come router o switch.</text:p>
      <text:p text:style-name="P2"/>
      <text:p text:style-name="P2"/>
      <text:p text:style-name="P1">Differenza tra modalità di connessione HTTP persistente e non persistente.</text:p>
      <text:p text:style-name="P1"><text:soft-page-break/></text:p>
      <text:p text:style-name="P2">Con la modalità di connessione non persistente, il broswer fa una richiesta al server per ogni risorsa. Mentre con la modalità persistente viene effettuata una solo richiesta al server per tutte le risorse nella pagi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40M15S</meta:editing-duration>
    <meta:editing-cycles>6</meta:editing-cycles>
    <meta:generator>OpenOffice/4.1.3$Win32 OpenOffice.org_project/413m1$Build-9783</meta:generator>
    <dc:date>2017-12-01T21:04:57.92</dc:date>
    <dc:creator>Cristian Borelli</dc:creator>
    <meta:document-statistic meta:table-count="0" meta:image-count="0" meta:object-count="0" meta:page-count="2" meta:paragraph-count="24" meta:word-count="357" meta:character-count="2273"/>
    <meta:user-defined meta:name="Info 1"/>
    <meta:user-defined meta:name="Info 2"/>
    <meta:user-defined meta:name="Info 3"/>
    <meta:user-defined meta:name="Info 4"/>
  </office:meta>
</office:document-meta>
</file>